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bdcb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6bdc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6bdcb" style:font-size-asian="14pt" style:font-size-complex="14pt"/>
    </style:style>
    <style:style style:name="P4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officeooo:paragraph-rsid="0016bdcb"/>
    </style:style>
    <style:style style:name="P5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fo:font-style="italic" officeooo:paragraph-rsid="0016bdcb" style:font-style-asian="italic" style:font-style-complex="italic"/>
    </style:style>
    <style:style style:name="P6" style:family="paragraph" style:parent-style-name="Standard">
      <style:paragraph-properties fo:margin-left="10.005cm" fo:margin-right="0cm" fo:text-align="start" style:justify-single-word="false" fo:text-indent="0cm" style:auto-text-indent="false"/>
      <style:text-properties fo:font-style="italic" fo:font-weight="normal" officeooo:rsid="00185259" officeooo:paragraph-rsid="0016bdcb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bold" officeooo:rsid="0016bdcb" officeooo:paragraph-rsid="00185259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6bdcb" officeooo:paragraph-rsid="0016bdcb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6bdcb" officeooo:paragraph-rsid="00185259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6bdcb" officeooo:paragraph-rsid="0019bc5e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85259" officeooo:paragraph-rsid="00185259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9bc5e" officeooo:paragraph-rsid="0019bc5e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19bc5e" officeooo:paragraph-rsid="00185259" style:font-style-asian="italic" style:font-weight-asian="normal" style:font-style-complex="italic" style:font-weight-complex="normal"/>
    </style:style>
    <style:style style:name="P14" style:family="paragraph" style:parent-style-name="Footer">
      <style:paragraph-properties fo:text-align="center" style:justify-single-word="false"/>
      <style:text-properties officeooo:rsid="0016bdcb" officeooo:paragraph-rsid="0016bdcb"/>
    </style:style>
    <style:style style:name="P15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 style:font-name="DejaVu Sans Mono"/>
    </style:style>
    <style:style style:name="P16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/>
    </style:style>
    <style:style style:name="P17" style:family="paragraph" style:parent-style-name="Preformatted_20_Text">
      <loext:graphic-properties draw:fill="solid" draw:fill-color="#0f111a" draw:opacity="100%"/>
      <style:paragraph-properties fo:background-color="#0f111a"/>
      <style:text-properties fo:color="#c3cee3" officeooo:rsid="0019bc5e" officeooo:paragraph-rsid="0019bc5e"/>
    </style:style>
    <style:style style:name="P18" style:family="paragraph" style:parent-style-name="Preformatted_20_Text">
      <loext:graphic-properties draw:fill="solid" draw:fill-color="#0f111a" draw:opacity="100%"/>
      <style:paragraph-properties fo:background-color="#0f111a"/>
      <style:text-properties fo:color="#89ddff" style:font-name="DejaVu Sans Mono"/>
    </style:style>
    <style:style style:name="P19" style:family="paragraph" style:parent-style-name="Preformatted_20_Text">
      <loext:graphic-properties draw:fill="solid" draw:fill-color="#0f111a" draw:opacity="100%"/>
      <style:paragraph-properties fo:background-color="#0f111a"/>
      <style:text-properties fo:color="#89ddff"/>
    </style:style>
    <style:style style:name="P20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c3cee3" style:font-name="DejaVu Sans Mono"/>
    </style:style>
    <style:style style:name="P21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c3cee3" style:font-name="DejaVu Sans Mono" officeooo:paragraph-rsid="00185259"/>
    </style:style>
    <style:style style:name="P22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89ddff" style:font-name="DejaVu Sans Mono"/>
    </style:style>
    <style:style style:name="P23" style:family="paragraph" style:parent-style-name="Preformatted_20_Text">
      <loext:graphic-properties draw:fill="solid" draw:fill-color="#0f111a" draw:opacity="100%"/>
      <style:paragraph-properties fo:margin-top="0cm" fo:margin-bottom="0.499cm" loext:contextual-spacing="false" fo:background-color="#0f111a"/>
      <style:text-properties fo:color="#89ddff" style:font-name="DejaVu Sans Mono" officeooo:rsid="00185259" officeooo:paragraph-rsid="00185259"/>
    </style:style>
    <style:style style:name="P2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85259" officeooo:paragraph-rsid="00185259" style:font-style-asian="italic" style:font-weight-asian="normal" style:font-style-complex="italic" style:font-weight-complex="normal"/>
    </style:style>
    <style:style style:name="P2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6bdcb" officeooo:paragraph-rsid="00185259" fo:background-color="#060d21" style:font-style-asian="italic" style:font-weight-asian="normal" style:font-style-complex="italic" style:font-weight-complex="normal"/>
    </style:style>
    <style:style style:name="P2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6bdcb" officeooo:paragraph-rsid="0019bc5e" fo:background-color="#060d21" style:font-style-asian="italic" style:font-weight-asian="normal" style:font-style-complex="italic" style:font-weight-complex="normal"/>
    </style:style>
    <style:style style:name="P2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85259" officeooo:paragraph-rsid="00185259" fo:background-color="#060d21" style:font-style-asian="italic" style:font-weight-asian="normal" style:font-style-complex="italic" style:font-weight-complex="normal"/>
    </style:style>
    <style:style style:name="P2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fo:font-style="italic" fo:font-weight="normal" officeooo:rsid="0019bc5e" officeooo:paragraph-rsid="0019bc5e" fo:background-color="#060d21" style:font-style-asian="italic" style:font-weight-asian="normal" style:font-style-complex="italic" style:font-weight-complex="normal"/>
    </style:style>
    <style:style style:name="P2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3cee3" style:font-name="DejaVu Sans Mono" officeooo:paragraph-rsid="00185259" fo:background-color="#060d21"/>
    </style:style>
    <style:style style:name="T1" style:family="text">
      <style:text-properties officeooo:rsid="0016bdcb"/>
    </style:style>
    <style:style style:name="T2" style:family="text">
      <style:text-properties officeooo:rsid="00185259"/>
    </style:style>
    <style:style style:name="T3" style:family="text">
      <style:text-properties fo:color="#82aaff"/>
    </style:style>
    <style:style style:name="T4" style:family="text">
      <style:text-properties fo:color="#82aaff" fo:background-color="#060d21" loext:char-shading-value="0"/>
    </style:style>
    <style:style style:name="T5" style:family="text">
      <style:text-properties fo:color="#82aaff" fo:background-color="#060d21" loext:char-shading-value="0"/>
    </style:style>
    <style:style style:name="T6" style:family="text">
      <style:text-properties fo:color="#82aaff" style:font-name="DejaVu Sans Mono"/>
    </style:style>
    <style:style style:name="T7" style:family="text">
      <style:text-properties fo:color="#c3e88d"/>
    </style:style>
    <style:style style:name="T8" style:family="text">
      <style:text-properties fo:color="#c3e88d" style:font-name="DejaVu Sans Mono"/>
    </style:style>
    <style:style style:name="T9" style:family="text">
      <style:text-properties fo:color="#c3e88d" fo:background-color="#060d21" loext:char-shading-value="0"/>
    </style:style>
    <style:style style:name="T10" style:family="text">
      <style:text-properties fo:color="#c792ea" fo:font-style="italic"/>
    </style:style>
    <style:style style:name="T11" style:family="text">
      <style:text-properties fo:color="#c792ea" style:font-name="DejaVu Sans Mono" fo:font-style="italic"/>
    </style:style>
    <style:style style:name="T12" style:family="text">
      <style:text-properties fo:color="#89ddff"/>
    </style:style>
    <style:style style:name="T13" style:family="text">
      <style:text-properties fo:color="#89ddff" style:font-name="DejaVu Sans Mono"/>
    </style:style>
    <style:style style:name="T14" style:family="text">
      <style:text-properties style:font-name="DejaVu Sans Mono"/>
    </style:style>
    <style:style style:name="T15" style:family="text">
      <style:text-properties fo:color="#717cb4"/>
    </style:style>
    <style:style style:name="T16" style:family="text">
      <style:text-properties fo:color="#717cb4" style:font-name="DejaVu Sans Mono" fo:font-style="italic"/>
    </style:style>
    <style:style style:name="T17" style:family="text">
      <style:text-properties fo:color="#f78c6c"/>
    </style:style>
    <style:style style:name="T18" style:family="text">
      <style:text-properties fo:color="#f78c6c" style:font-name="DejaVu Sans Mono"/>
    </style:style>
    <style:style style:name="T19" style:family="text">
      <style:text-properties fo:background-color="#000000" loext:char-shading-value="0"/>
    </style:style>
    <style:style style:name="T20" style:family="text">
      <style:text-properties fo:background-color="#060d21" loext:char-shading-value="0"/>
    </style:style>
    <style:style style:name="T21" style:family="text">
      <style:text-properties fo:background-color="#060d21" loext:char-shading-value="0"/>
    </style:style>
    <style:style style:name="T22" style:family="text">
      <style:text-properties fo:color="#ffcb6b"/>
    </style:style>
    <style:style style:name="T23" style:family="text">
      <style:text-properties fo:color="#ffcb6b" style:font-name="DejaVu Sans Mono"/>
    </style:style>
    <style:style style:name="T24" style:family="text">
      <style:text-properties fo:color="#ffcb6b" style:font-name="DejaVu Sans Mono" fo:font-weight="bold"/>
    </style:style>
    <style:style style:name="T25" style:family="text">
      <style:text-properties fo:color="#eeffe3" style:font-name="DejaVu Sans Mono"/>
    </style:style>
    <style:style style:name="T26" style:family="text">
      <style:text-properties fo:color="#eeffff"/>
    </style:style>
    <style:style style:name="T27" style:family="text">
      <style:text-properties fo:color="#eeffff" style:font-name="DejaVu Sans Mono"/>
    </style:style>
    <style:style style:name="T28" style:family="text">
      <style:text-properties fo:color="#ff4965" style:font-name="DejaVu Sans Mono" fo:font-style="italic"/>
    </style:style>
    <style:style style:name="T29" style:family="text">
      <style:text-properties officeooo:rsid="0019bc5e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НАУКИ И ВЫСШЕГО ОБРАЗОВАНИЯ РОССИЙСКОЙ ФЕДЕРАЦИИ</text:p>
      <text:p text:style-name="P1"/>
      <text:p text:style-name="P1"><text:s/>Федеральное государственное образовательное учреждение высшего образования</text:p>
      <text:p text:style-name="P1"/>
      <text:p text:style-name="P1"><text:s/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1"><text:s/>Мегафакультет трансляционных информационных технологий </text:p>
      <text:p text:style-name="P1"/>
      <text:p text:style-name="P1">Факультет информационных технологий и программирования </text:p>
      <text:p text:style-name="P1"/>
      <text:p text:style-name="P3">Лабораторные работы №1-<text:span text:style-name="T1">3</text:span></text:p>
      <text:p text:style-name="P1"/>
      <text:p text:style-name="P2">По дисциплине «Программирование»</text:p>
      <text:p text:style-name="P1"><text:s/></text:p>
      <text:p text:style-name="P4">Выполнил студент группы</text:p>
      <text:p text:style-name="P4">№M3106</text:p>
      <text:p text:style-name="P4"/>
      <text:p text:style-name="P5"><text:span text:style-name="T1">Казаков Никита Андреевич</text:span></text:p>
      <text:p text:style-name="P4"/>
      <text:p text:style-name="P4">Проверил</text:p>
      <text:p text:style-name="P4"/>
      <text:p text:style-name="P5">Повышев Владислав Вячеславович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1"><text:soft-page-break/></text:p>
      <text:p text:style-name="P11"/>
      <text:p text:style-name="P7">Лабораторная работа №<text:span text:style-name="T2">2</text:span></text:p>
      <text:p text:style-name="P9"><text:span text:style-name="T2">Классы</text:span>.</text:p>
      <text:p text:style-name="P9"/>
      <text:p text:style-name="P9">Согласно варианту описать указанные классы (варианты распределяются преподавателем лично). Написать программу, использующую</text:p>
      <text:p text:style-name="P9">описанные классы: инициализация переменных (ввод пользователя), выполнение действий с экземплярами класса (в зависимости от</text:p>
      <text:p text:style-name="P9">дальнейшего ввода пользователя).</text:p>
      <text:p text:style-name="P9">Описания и реализация должны находиться в разных файлах. Доступ к полям класса – только через методы. Внешние функции для работы</text:p>
      <text:p text:style-name="P9">с данными класса не допускаются. Перегрузка стандартных арифметических операций для класса (только в виде методов класса) – в</text:p>
      <text:p text:style-name="P9">зависимости от задания и здравого смысла (уместна консультация с преподавателем практики).</text:p>
      <text:p text:style-name="P9">Дополнительно оценивается, если меню программы будет реализовано с помощью класса. Также возможно использование такого класса</text:p>
      <text:p text:style-name="P9">«меню» другого студента с указанием его авторства (использование чужого «меню», естественно, дополнительно не оценивается).</text:p>
      <text:p text:style-name="P9">Всюду под «выводом на экран» подразумевается вывод необходимой информации об объекте в текстовом виде. </text:p>
      <text:p text:style-name="P9"/>
      <text:p text:style-name="P11">main.cpp</text:p>
      <text:p text:style-name="P11"/>
      <text:p text:style-name="P25"><text:span text:style-name="T3">#include </text:span><text:span text:style-name="T7">&lt;iostream&gt; <text:s text:c="60"/></text:span></text:p>
      <text:p text:style-name="P15"><text:span text:style-name="T3">#include </text:span><text:span text:style-name="T7">"functions.h"</text:span></text:p>
      <text:p text:style-name="P15"><text:span text:style-name="T10">using namespace </text:span><text:span text:style-name="T22">std</text:span><text:span text:style-name="T12">;</text:span></text:p>
      <text:p text:style-name="P15"><text:span text:style-name="T10">int </text:span><text:span text:style-name="T3">main</text:span><text:span text:style-name="T12">() {</text:span></text:p>
      <text:p text:style-name="P16"><text:span text:style-name="T12"><text:s text:c="4"/></text:span><text:span text:style-name="T23">complex </text:span><text:span text:style-name="T25">first</text:span><text:span text:style-name="T13">(</text:span><text:span text:style-name="T18">1</text:span><text:span text:style-name="T13">, </text:span><text:span text:style-name="T18">2</text:span><text:span text:style-name="T13">);</text:span></text:p>
      <text:p text:style-name="P16"><text:span text:style-name="T12"><text:s text:c="4"/></text:span><text:span text:style-name="T23">complex </text:span><text:span text:style-name="T25">second</text:span><text:span text:style-name="T13">(</text:span><text:span text:style-name="T18">2</text:span><text:span text:style-name="T13">, </text:span><text:span text:style-name="T18">3</text:span><text:span text:style-name="T13">);</text:span></text:p>
      <text:p text:style-name="P16"><text:span text:style-name="T12"><text:s text:c="4"/></text:span><text:span text:style-name="T23">complex </text:span><text:span text:style-name="T25">third </text:span><text:span text:style-name="T13">= </text:span><text:span text:style-name="T25">second</text:span><text:span text:style-name="T13">;</text:span></text:p>
      <text:p text:style-name="P16"><text:span text:style-name="T12"><text:s text:c="4"/></text:span><text:span text:style-name="T23">complex </text:span><text:span text:style-name="T25">fourth</text:span><text:span text:style-name="T13">;</text:span></text:p>
      <text:p text:style-name="P16"><text:span text:style-name="T12"><text:s text:c="4"/></text:span><text:span text:style-name="T11">double </text:span><text:span text:style-name="T25">real </text:span><text:span text:style-name="T13">= </text:span><text:span text:style-name="T18">1.55</text:span><text:span text:style-name="T13">;</text:span></text:p>
      <text:p text:style-name="P16"><text:span text:style-name="T12"><text:s text:c="4"/></text:span><text:span text:style-name="T25">cout </text:span><text:span text:style-name="T13">&lt;&lt; </text:span><text:span text:style-name="T8">"Complex_1: " </text:span><text:span text:style-name="T13">&lt;&lt; </text:span><text:span text:style-name="T25">first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25">cout </text:span><text:span text:style-name="T13">&lt;&lt; </text:span><text:span text:style-name="T8">"Complex_2: " </text:span><text:span text:style-name="T13">&lt;&lt; </text:span><text:span text:style-name="T25">second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25">cout </text:span><text:span text:style-name="T13">&lt;&lt; </text:span><text:span text:style-name="T8">"Complex_3: " </text:span><text:span text:style-name="T13">&lt;&lt; </text:span><text:span text:style-name="T25">third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25">cout </text:span><text:span text:style-name="T13">&lt;&lt; </text:span><text:span text:style-name="T8">"Complex_4: " </text:span><text:span text:style-name="T13">&lt;&lt; </text:span><text:span text:style-name="T25">fourth </text:span><text:span text:style-name="T13">&lt;&lt; </text:span><text:span text:style-name="T8">'</text:span><text:span text:style-name="T13">\n</text:span><text:span text:style-name="T8">'</text:span><text:span text:style-name="T13">;/</text:span><text:span text:style-name="T14">home</text:span><text:span text:style-name="T13">/</text:span><text:span text:style-name="T14">just</text:span><text:span text:style-name="T13">/</text:span><text:span text:style-name="T14">ITMO_lab</text:span><text:span text:style-name="T13">/</text:span><text:span text:style-name="T14">lab_03</text:span></text:p>
      <text:p text:style-name="P16"><text:s text:c="4"/><text:span text:style-name="T14">cout </text:span><text:span text:style-name="T13">&lt;&lt; </text:span><text:span text:style-name="T8">"Real_1: " </text:span><text:span text:style-name="T13">&lt;&lt; </text:span><text:span text:style-name="T14">real </text:span><text:span text:style-name="T13">&lt;&lt; </text:span><text:span text:style-name="T8">'</text:span><text:span text:style-name="T13">\n</text:span><text:span text:style-name="T8">'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25">cout </text:span><text:span text:style-name="T13">&lt;&lt; </text:span><text:span text:style-name="T8">"Complex_1 = Complex_2"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25">first </text:span><text:span text:style-name="T13">= </text:span><text:span text:style-name="T25">second</text:span><text:span text:style-name="T13">;</text:span></text:p>
      <text:p text:style-name="P16"><text:span text:style-name="T12"><text:s text:c="4"/></text:span><text:span text:style-name="T25">cout </text:span><text:span text:style-name="T13">&lt;&lt; </text:span><text:span text:style-name="T8">"Complex_1: " </text:span><text:span text:style-name="T13">&lt;&lt; </text:span><text:span text:style-name="T25">first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25">first </text:span><text:span text:style-name="T13">= </text:span><text:span text:style-name="T25">third </text:span><text:span text:style-name="T13">+ </text:span><text:span text:style-name="T25">second</text:span><text:span text:style-name="T13">;</text:span></text:p>
      <text:p text:style-name="P16"><text:span text:style-name="T12"><text:s text:c="4"/></text:span><text:span text:style-name="T25">cout </text:span><text:span text:style-name="T13">&lt;&lt; </text:span><text:span text:style-name="T8">"Complex_1 = Complex_2 + Complex_3" </text:span><text:span text:style-name="T13">&lt;&lt; </text:span><text:span text:style-name="T8">'</text:span><text:span text:style-name="T13">\n</text:span><text:span text:style-name="T8">' </text:span><text:span text:style-name="T13">&lt;&lt; </text:span><text:span text:style-name="T8">"Complex_1: " </text:span><text:span text:style-name="T13">&lt;&lt; </text:span><text:span text:style-name="T25">first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25">first </text:span><text:span text:style-name="T13">= </text:span><text:span text:style-name="T25">first </text:span><text:span text:style-name="T13">* </text:span><text:span text:style-name="T25">second</text:span><text:span text:style-name="T13">;</text:span></text:p>
      <text:p text:style-name="P16"><text:span text:style-name="T12"><text:s text:c="4"/></text:span><text:span text:style-name="T25">cout </text:span><text:span text:style-name="T13">&lt;&lt; </text:span><text:span text:style-name="T8">"Complex_1 = Complex_1 * Complex_2" </text:span><text:span text:style-name="T13">&lt;&lt; </text:span><text:span text:style-name="T8">'</text:span><text:span text:style-name="T13">\n</text:span><text:span text:style-name="T8">' </text:span><text:span text:style-name="T13">&lt;&lt; </text:span><text:span text:style-name="T8">"Complex_1: " </text:span><text:span text:style-name="T13">&lt;&lt; </text:span><text:span text:style-name="T25">first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25">cout </text:span><text:span text:style-name="T13">&lt;&lt; </text:span><text:span text:style-name="T8">"Complex_1 length: " </text:span><text:span text:style-name="T13">&lt;&lt; </text:span><text:span text:style-name="T25">first</text:span><text:span text:style-name="T13">.</text:span><text:span text:style-name="T6">length</text:span><text:span text:style-name="T13">() 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25">first </text:span><text:span text:style-name="T13">= </text:span><text:span text:style-name="T25">first </text:span><text:span text:style-name="T13">* </text:span><text:span text:style-name="T25">real</text:span><text:span text:style-name="T13">;</text:span></text:p>
      <text:p text:style-name="P16"><text:span text:style-name="T12"><text:s text:c="4"/></text:span><text:span text:style-name="T25">cout </text:span><text:span text:style-name="T13">&lt;&lt; </text:span><text:span text:style-name="T8">"Complex_1 = Complex_1 * Real_1" </text:span><text:span text:style-name="T13">&lt;&lt; </text:span><text:span text:style-name="T8">'</text:span><text:span text:style-name="T13">\n</text:span><text:span text:style-name="T8">' </text:span><text:span text:style-name="T13">&lt;&lt; </text:span><text:span text:style-name="T8">"Complex_1: " </text:span><text:span text:style-name="T13">&lt;&lt; </text:span><text:span text:style-name="T25">first </text:span><text:span text:style-name="T13">&lt;&lt; </text:span><text:span text:style-name="T8">'</text:span><text:span text:style-name="T13">\n</text:span><text:span text:style-name="T8">'</text:span><text:span text:style-name="T13">;</text:span></text:p>
      <text:p text:style-name="P16"><text:span text:style-name="T12"><text:s text:c="4"/></text:span><text:span text:style-name="T11">return </text:span><text:span text:style-name="T18">0</text:span><text:span text:style-name="T13">;</text:span></text:p>
      <text:p text:style-name="P23"><text:soft-page-break/>}</text:p>
      <text:p text:style-name="P11">functions.cpp</text:p>
      <text:p text:style-name="P11"/>
      <text:p text:style-name="P27"><text:span text:style-name="T3">#include </text:span><text:span text:style-name="T7">&lt;iostream&gt; <text:s text:c="60"/></text:span></text:p>
      <text:p text:style-name="P15"><text:span text:style-name="T3">#include </text:span><text:span text:style-name="T7">&lt;cmath&gt;</text:span></text:p>
      <text:p text:style-name="P15"><text:span text:style-name="T3">#include </text:span><text:span text:style-name="T7">"functions.h"</text:span></text:p>
      <text:p text:style-name="P15"><text:span text:style-name="T22">complex</text:span><text:span text:style-name="T12">::</text:span><text:span text:style-name="T3">complex </text:span><text:span text:style-name="T12">() : </text:span><text:span text:style-name="T26">a</text:span><text:span text:style-name="T12">(</text:span><text:span text:style-name="T17">0</text:span><text:span text:style-name="T12">), </text:span><text:span text:style-name="T26">b</text:span><text:span text:style-name="T12">(</text:span><text:span text:style-name="T17">0</text:span><text:span text:style-name="T12">) {}</text:span></text:p>
      <text:p text:style-name="P15"><text:span text:style-name="T22">complex</text:span><text:span text:style-name="T12">::</text:span><text:span text:style-name="T3">complex </text:span><text:span text:style-name="T12">(</text:span><text:span text:style-name="T10">double </text:span><text:span text:style-name="T17">i</text:span><text:span text:style-name="T12">, </text:span><text:span text:style-name="T10">double </text:span><text:span text:style-name="T17">i_1</text:span><text:span text:style-name="T12">) : </text:span><text:span text:style-name="T26">a</text:span><text:span text:style-name="T12">(</text:span><text:span text:style-name="T17">i</text:span><text:span text:style-name="T12">), </text:span><text:span text:style-name="T26">b</text:span><text:span text:style-name="T12">(</text:span><text:span text:style-name="T17">i_1</text:span><text:span text:style-name="T12">) {}</text:span></text:p>
      <text:p text:style-name="P15"><text:span text:style-name="T22">complex</text:span><text:span text:style-name="T12">::</text:span><text:span text:style-name="T3">complex </text:span><text:span text:style-name="T12">(</text:span><text:span text:style-name="T10">const </text:span><text:span text:style-name="T22">complex </text:span><text:span text:style-name="T12">&amp;</text:span><text:span text:style-name="T17">value</text:span><text:span text:style-name="T12">) : </text:span><text:span text:style-name="T26">a</text:span><text:span text:style-name="T12">(</text:span><text:span text:style-name="T17">value</text:span><text:span text:style-name="T12">.</text:span><text:span text:style-name="T26">a</text:span><text:span text:style-name="T12">), </text:span><text:span text:style-name="T26">b</text:span><text:span text:style-name="T12">(</text:span><text:span text:style-name="T17">value</text:span><text:span text:style-name="T12">.</text:span><text:span text:style-name="T26">b</text:span><text:span text:style-name="T12">) {}</text:span></text:p>
      <text:p text:style-name="P15"><text:span text:style-name="T10">double </text:span><text:span text:style-name="T22">complex</text:span><text:span text:style-name="T12">::</text:span><text:span text:style-name="T3">length </text:span><text:span text:style-name="T12">() {</text:span></text:p>
      <text:p text:style-name="P16"><text:span text:style-name="T12"><text:s text:c="4"/></text:span><text:span text:style-name="T11">return </text:span><text:span text:style-name="T6">sqrt</text:span><text:span text:style-name="T13">(</text:span><text:span text:style-name="T28">this</text:span><text:span text:style-name="T13">-&gt;</text:span><text:span text:style-name="T27">a </text:span><text:span text:style-name="T13">* </text:span><text:span text:style-name="T28">this</text:span><text:span text:style-name="T13">-&gt;</text:span><text:span text:style-name="T27">a </text:span><text:span text:style-name="T13">+ </text:span><text:span text:style-name="T28">this</text:span><text:span text:style-name="T13">-&gt;</text:span><text:span text:style-name="T27">b </text:span><text:span text:style-name="T13">* </text:span><text:span text:style-name="T28">this</text:span><text:span text:style-name="T13">-&gt;</text:span><text:span text:style-name="T27">b</text:span><text:span text:style-name="T13">);</text:span></text:p>
      <text:p text:style-name="P22">}</text:p>
      <text:p text:style-name="P11">functions.h</text:p>
      <text:p text:style-name="P11"/>
      <text:p text:style-name="P24"><text:span text:style-name="T5">#pragma </text:span><text:span text:style-name="T21">once <text:s text:c="66"/></text:span><text:s/></text:p>
      <text:p text:style-name="P15"><text:span text:style-name="T10">class </text:span><text:span text:style-name="T22">complex </text:span><text:span text:style-name="T12">{</text:span></text:p>
      <text:p text:style-name="P15"><text:span text:style-name="T10">public</text:span><text:span text:style-name="T12">:</text:span></text:p>
      <text:p text:style-name="P16"><text:span text:style-name="T12"><text:s text:c="4"/></text:span><text:span text:style-name="T11">explicit </text:span><text:span text:style-name="T6">complex </text:span><text:span text:style-name="T13">();</text:span></text:p>
      <text:p text:style-name="P16"><text:span text:style-name="T12"><text:s text:c="4"/></text:span><text:span text:style-name="T11">explicit </text:span><text:span text:style-name="T6">complex </text:span><text:span text:style-name="T13">(</text:span><text:span text:style-name="T11">double</text:span><text:span text:style-name="T13">, </text:span><text:span text:style-name="T11">double</text:span><text:span text:style-name="T13">);</text:span></text:p>
      <text:p text:style-name="P16"><text:span text:style-name="T12"><text:s text:c="4"/></text:span><text:span text:style-name="T6">complex </text:span><text:span text:style-name="T13">(</text:span><text:span text:style-name="T11">const </text:span><text:span text:style-name="T23">complex </text:span><text:span text:style-name="T13">&amp;);</text:span></text:p>
      <text:p text:style-name="P16"><text:span text:style-name="T12"><text:s text:c="4"/></text:span><text:span text:style-name="T11">friend </text:span><text:span text:style-name="T23">complex </text:span><text:span text:style-name="T11">operator</text:span><text:span text:style-name="T13">+ (</text:span><text:span text:style-name="T11">const </text:span><text:span text:style-name="T23">complex </text:span><text:span text:style-name="T13">&amp;</text:span><text:span text:style-name="T18">left</text:span><text:span text:style-name="T13">, </text:span><text:span text:style-name="T11">const </text:span><text:span text:style-name="T23">complex </text:span><text:span text:style-name="T13">&amp;</text:span><text:span text:style-name="T18">right</text:span><text:span text:style-name="T13">) {</text:span></text:p>
      <text:p text:style-name="P16"><text:span text:style-name="T12"><text:s text:c="8"/></text:span><text:span text:style-name="T11">return </text:span><text:span text:style-name="T6">complex</text:span><text:span text:style-name="T13">(</text:span><text:span text:style-name="T18">left</text:span><text:span text:style-name="T13">.</text:span><text:span text:style-name="T27">a </text:span><text:span text:style-name="T13">+ </text:span><text:span text:style-name="T18">right</text:span><text:span text:style-name="T13">.</text:span><text:span text:style-name="T27">a</text:span><text:span text:style-name="T13">, </text:span><text:span text:style-name="T18">left</text:span><text:span text:style-name="T13">.</text:span><text:span text:style-name="T27">b </text:span><text:span text:style-name="T13">+ </text:span><text:span text:style-name="T18">right</text:span><text:span text:style-name="T13">.</text:span><text:span text:style-name="T27">b</text:span><text:span text:style-name="T13">);</text:span></text:p>
      <text:p text:style-name="P19"><text:s text:c="4"/><text:span text:style-name="T14">}</text:span></text:p>
      <text:p text:style-name="P16"><text:span text:style-name="T12"><text:s text:c="4"/></text:span><text:span text:style-name="T11">friend </text:span><text:span text:style-name="T23">complex </text:span><text:span text:style-name="T13">&amp;</text:span><text:span text:style-name="T11">operator</text:span><text:span text:style-name="T13">+= (</text:span><text:span text:style-name="T23">complex </text:span><text:span text:style-name="T13">&amp;</text:span><text:span text:style-name="T18">left</text:span><text:span text:style-name="T13">, </text:span><text:span text:style-name="T11">const </text:span><text:span text:style-name="T23">complex </text:span><text:span text:style-name="T13">&amp;</text:span><text:span text:style-name="T18">right</text:span><text:span text:style-name="T13">) {</text:span></text:p>
      <text:p text:style-name="P16"><text:span text:style-name="T12"><text:s text:c="8"/></text:span><text:span text:style-name="T18">left</text:span><text:span text:style-name="T13">.</text:span><text:span text:style-name="T27">a </text:span><text:span text:style-name="T13">+= </text:span><text:span text:style-name="T18">right</text:span><text:span text:style-name="T13">.</text:span><text:span text:style-name="T27">a</text:span><text:span text:style-name="T13">;</text:span></text:p>
      <text:p text:style-name="P16"><text:span text:style-name="T12"><text:s text:c="8"/></text:span><text:span text:style-name="T18">left</text:span><text:span text:style-name="T13">.</text:span><text:span text:style-name="T27">b </text:span><text:span text:style-name="T13">+= </text:span><text:span text:style-name="T18">right</text:span><text:span text:style-name="T13">.</text:span><text:span text:style-name="T27">b</text:span><text:span text:style-name="T13">;</text:span></text:p>
      <text:p text:style-name="P16"><text:span text:style-name="T12"><text:s text:c="8"/></text:span><text:span text:style-name="T11">return </text:span><text:span text:style-name="T18">left</text:span><text:span text:style-name="T13">;</text:span></text:p>
      <text:p text:style-name="P19"><text:s text:c="4"/><text:span text:style-name="T14">}</text:span></text:p>
      <text:p text:style-name="P16"><text:span text:style-name="T12"><text:s text:c="4"/></text:span><text:span text:style-name="T11">friend </text:span><text:span text:style-name="T23">complex </text:span><text:span text:style-name="T11">operator</text:span><text:span text:style-name="T13">* (</text:span><text:span text:style-name="T11">const </text:span><text:span text:style-name="T23">complex </text:span><text:span text:style-name="T13">&amp;</text:span><text:span text:style-name="T18">left</text:span><text:span text:style-name="T13">, </text:span><text:span text:style-name="T11">const </text:span><text:span text:style-name="T23">complex </text:span><text:span text:style-name="T13">&amp;</text:span><text:span text:style-name="T18">right</text:span><text:span text:style-name="T13">) {</text:span></text:p>
      <text:p text:style-name="P16"><text:span text:style-name="T12"><text:s text:c="8"/></text:span><text:span text:style-name="T11">return </text:span><text:span text:style-name="T6">complex</text:span><text:span text:style-name="T13">(</text:span><text:span text:style-name="T18">left</text:span><text:span text:style-name="T13">.</text:span><text:span text:style-name="T27">a </text:span><text:span text:style-name="T13">* </text:span><text:span text:style-name="T18">right</text:span><text:span text:style-name="T13">.</text:span><text:span text:style-name="T27">a </text:span><text:span text:style-name="T13">- </text:span><text:span text:style-name="T18">left</text:span><text:span text:style-name="T13">.</text:span><text:span text:style-name="T27">b </text:span><text:span text:style-name="T13">* </text:span><text:span text:style-name="T18">right</text:span><text:span text:style-name="T13">.</text:span><text:span text:style-name="T27">b</text:span><text:span text:style-name="T13">, </text:span><text:span text:style-name="T18">left</text:span><text:span text:style-name="T13">.</text:span><text:span text:style-name="T27">b </text:span><text:span text:style-name="T13">* </text:span><text:span text:style-name="T18">right</text:span><text:span text:style-name="T13">.</text:span><text:span text:style-name="T27">a </text:span><text:span text:style-name="T13">+ </text:span><text:span text:style-name="T18">left</text:span><text:span text:style-name="T13">.</text:span><text:span text:style-name="T27">a </text:span><text:span text:style-name="T13">* </text:span><text:span text:style-name="T18">right</text:span><text:span text:style-name="T13">.</text:span><text:span text:style-name="T27">b</text:span><text:span text:style-name="T13">);</text:span></text:p>
      <text:p text:style-name="P19"><text:s text:c="4"/><text:span text:style-name="T14">}</text:span></text:p>
      <text:p text:style-name="P16"><text:span text:style-name="T12"><text:s text:c="4"/></text:span><text:span text:style-name="T11">friend </text:span><text:span text:style-name="T23">complex </text:span><text:span text:style-name="T11">operator</text:span><text:span text:style-name="T13">* (</text:span><text:span text:style-name="T11">const </text:span><text:span text:style-name="T23">complex </text:span><text:span text:style-name="T13">&amp;</text:span><text:span text:style-name="T18">left</text:span><text:span text:style-name="T13">, </text:span><text:span text:style-name="T11">const double </text:span><text:span text:style-name="T13">&amp;</text:span><text:span text:style-name="T18">right</text:span><text:span text:style-name="T13">) {</text:span></text:p>
      <text:p text:style-name="P16"><text:span text:style-name="T12"><text:s text:c="8"/></text:span><text:span text:style-name="T11">return </text:span><text:span text:style-name="T6">complex</text:span><text:span text:style-name="T13">(</text:span><text:span text:style-name="T18">left</text:span><text:span text:style-name="T13">.</text:span><text:span text:style-name="T27">a </text:span><text:span text:style-name="T13">* </text:span><text:span text:style-name="T18">right</text:span><text:span text:style-name="T13">, </text:span><text:span text:style-name="T18">left</text:span><text:span text:style-name="T13">.</text:span><text:span text:style-name="T27">b</text:span><text:span text:style-name="T13">);</text:span></text:p>
      <text:p text:style-name="P19"><text:s text:c="4"/><text:span text:style-name="T14">}</text:span></text:p>
      <text:p text:style-name="P16"><text:span text:style-name="T12"><text:s text:c="4"/></text:span><text:span text:style-name="T11">friend </text:span><text:span text:style-name="T23">complex </text:span><text:span text:style-name="T11">operator</text:span><text:span text:style-name="T13">* (</text:span><text:span text:style-name="T11">const double </text:span><text:span text:style-name="T13">&amp;</text:span><text:span text:style-name="T18">right</text:span><text:span text:style-name="T13">, </text:span><text:span text:style-name="T11">const </text:span><text:span text:style-name="T23">complex </text:span><text:span text:style-name="T13">&amp;</text:span><text:span text:style-name="T18">left</text:span><text:span text:style-name="T13">) {</text:span></text:p>
      <text:p text:style-name="P16"><text:span text:style-name="T12"><text:s text:c="8"/></text:span><text:span text:style-name="T11">return </text:span><text:span text:style-name="T6">complex</text:span><text:span text:style-name="T13">(</text:span><text:span text:style-name="T18">left</text:span><text:span text:style-name="T13">.</text:span><text:span text:style-name="T27">a </text:span><text:span text:style-name="T13">* </text:span><text:span text:style-name="T18">right</text:span><text:span text:style-name="T13">, </text:span><text:span text:style-name="T18">left</text:span><text:span text:style-name="T13">.</text:span><text:span text:style-name="T27">b</text:span><text:span text:style-name="T13">);</text:span></text:p>
      <text:p text:style-name="P19"><text:s text:c="4"/><text:span text:style-name="T14">}</text:span></text:p>
      <text:p text:style-name="P16"><text:span text:style-name="T12"><text:s text:c="4"/></text:span><text:span text:style-name="T11">friend </text:span><text:span text:style-name="T23">std</text:span><text:span text:style-name="T13">::</text:span><text:span text:style-name="T8">ostream </text:span><text:span text:style-name="T13">&amp;</text:span><text:span text:style-name="T11">operator</text:span><text:span text:style-name="T13">&lt;&lt; (</text:span><text:span text:style-name="T23">std</text:span><text:span text:style-name="T13">::</text:span><text:span text:style-name="T8">ostream </text:span><text:span text:style-name="T13">&amp;</text:span><text:span text:style-name="T18">out</text:span><text:span text:style-name="T13">, </text:span><text:span text:style-name="T11">const </text:span><text:span text:style-name="T23">complex </text:span><text:span text:style-name="T13">&amp;</text:span><text:span text:style-name="T18">value</text:span><text:span text:style-name="T13">) {</text:span></text:p>
      <text:p text:style-name="P16"><text:span text:style-name="T12"><text:s text:c="8"/></text:span><text:span text:style-name="T18">out </text:span><text:span text:style-name="T13">&lt;&lt; </text:span><text:span text:style-name="T18">value</text:span><text:span text:style-name="T13">.</text:span><text:span text:style-name="T27">a </text:span><text:span text:style-name="T13">&lt;&lt; </text:span><text:span text:style-name="T8">" + " </text:span><text:span text:style-name="T13">&lt;&lt; </text:span><text:span text:style-name="T18">value</text:span><text:span text:style-name="T13">.</text:span><text:span text:style-name="T27">b </text:span><text:span text:style-name="T13">&lt;&lt; </text:span><text:span text:style-name="T8">'i'</text:span><text:span text:style-name="T13">;</text:span></text:p>
      <text:p text:style-name="P16"><text:span text:style-name="T12"><text:s text:c="8"/></text:span><text:span text:style-name="T11">return </text:span><text:span text:style-name="T18">out</text:span><text:span text:style-name="T13">;</text:span></text:p>
      <text:p text:style-name="P19"><text:s text:c="4"/><text:span text:style-name="T14">}</text:span></text:p>
      <text:p text:style-name="P16"><text:span text:style-name="T12"><text:s text:c="4"/></text:span><text:span text:style-name="T11">double </text:span><text:span text:style-name="T6">length</text:span><text:span text:style-name="T13">();</text:span></text:p>
      <text:p text:style-name="P15"><text:span text:style-name="T10">private</text:span><text:span text:style-name="T12">:</text:span></text:p>
      <text:p text:style-name="P16"><text:span text:style-name="T12"><text:s text:c="4"/></text:span><text:span text:style-name="T11">double </text:span><text:span text:style-name="T27">a </text:span><text:span text:style-name="T13">= </text:span><text:span text:style-name="T18">0</text:span><text:span text:style-name="T13">;</text:span></text:p>
      <text:p text:style-name="P16"><text:span text:style-name="T12"><text:s text:c="4"/></text:span><text:span text:style-name="T11">double </text:span><text:span text:style-name="T27">b </text:span><text:span text:style-name="T13">= </text:span><text:span text:style-name="T18">0</text:span><text:span text:style-name="T13">;</text:span></text:p>
      <text:p text:style-name="P22">};</text:p>
      <text:p text:style-name="P11"/>
      <text:p text:style-name="P11"/>
      <text:p text:style-name="P11"/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6bdcb" officeooo:paragraph-rsid="0016bd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Санкт-Петербург</text:p>
        <text:p text:style-name="MP1">20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0:20:54.224152610</meta:creation-date>
    <dc:date>2020-02-26T10:53:54.754669474</dc:date>
    <meta:editing-duration>PT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96" meta:word-count="525" meta:character-count="4061" meta:non-whitespace-character-count="3200"/>
  </office:meta>
</office:document-meta>
</file>